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f8e" officeooo:paragraph-rsid="00028f8e"/>
    </style:style>
    <style:style style:name="P2" style:family="paragraph" style:parent-style-name="Table_20_Contents">
      <style:text-properties officeooo:rsid="00028f8e" officeooo:paragraph-rsid="00028f8e"/>
    </style:style>
    <style:style style:name="P3" style:family="paragraph" style:parent-style-name="Table_20_Contents">
      <style:text-properties officeooo:rsid="00041e20" officeooo:paragraph-rsid="00041e20"/>
    </style:style>
    <style:style style:name="T1" style:family="text">
      <style:text-properties officeooo:rsid="00028f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Datos personales</text:p>
      <table:table table:name="Tabla2" table:style-name="Tabla2">
        <table:table-column table:style-name="Tabla2.A" table:number-columns-repeated="2"/>
        <table:table-row table:style-name="TableLine94366731244416">
          <table:table-cell table:style-name="Tabla2.A1" office:value-type="string">
            <text:p text:style-name="P2">Puesto</text:p>
          </table:table-cell>
          <table:table-cell table:style-name="Tabla2.B1" office:value-type="string">
            <text:p text:style-name="P3">Cuqalquiera</text:p>
          </table:table-cell>
        </table:table-row>
        <table:table-row table:style-name="TableLine94366731244416">
          <table:table-cell table:style-name="Tabla2.A2" office:value-type="string">
            <text:p text:style-name="P2">Edad </text:p>
          </table:table-cell>
          <table:table-cell table:style-name="Tabla2.B2" office:value-type="string">
            <text:p text:style-name="P3">18-100 años</text:p>
          </table:table-cell>
        </table:table-row>
        <table:table-row table:style-name="TableLine94366731244416">
          <table:table-cell table:style-name="Tabla2.A2" office:value-type="string">
            <text:p text:style-name="P2">Nivel de educación mas alto</text:p>
          </table:table-cell>
          <table:table-cell table:style-name="Tabla2.B2" office:value-type="string">
            <text:p text:style-name="P3">Medio superior</text:p>
          </table:table-cell>
        </table:table-row>
        <table:table-row table:style-name="TableLine94366731244416">
          <table:table-cell table:style-name="Tabla2.A2" office:value-type="string">
            <text:p text:style-name="P2">Industria</text:p>
          </table:table-cell>
          <table:table-cell table:style-name="Tabla2.B2" office:value-type="string">
            <text:p text:style-name="P2"/>
          </table:table-cell>
        </table:table-row>
      </table:table>
      <text:p text:style-name="P1"/>
      <text:p text:style-name="P1"/>
      <table:table table:name="Tabla1" table:style-name="Tabla1">
        <table:table-column table:style-name="Tabla1.A" table:number-columns-repeated="2"/>
        <table:table-row table:style-name="TableLine94366803131568">
          <table:table-cell table:style-name="Tabla1.A1" office:value-type="string">
            <text:p text:style-name="P2">Canal favorito de comunicación</text:p>
          </table:table-cell>
          <table:table-cell table:style-name="Tabla1.B1" office:value-type="string">
            <text:p text:style-name="P2">Redes sociales</text:p>
          </table:table-cell>
        </table:table-row>
        <table:table-row table:style-name="TableLine94366803131568">
          <table:table-cell table:style-name="Tabla1.A2" office:value-type="string">
            <text:p text:style-name="P2">Herramienta que necesita para trabajar</text:p>
          </table:table-cell>
          <table:table-cell table:style-name="Tabla1.B2" office:value-type="string">
            <text:p text:style-name="P3">Cualquiera</text:p>
          </table:table-cell>
        </table:table-row>
        <table:table-row table:style-name="TableLine94366803131568">
          <table:table-cell table:style-name="Tabla1.A2" office:value-type="string">
            <text:p text:style-name="P2">Su trabajo se mide en función de</text:p>
          </table:table-cell>
          <table:table-cell table:style-name="Tabla1.B2" office:value-type="string">
            <text:p text:style-name="P2">Demandas finalizadas</text:p>
          </table:table-cell>
        </table:table-row>
        <table:table-row table:style-name="TableLine94366803131568">
          <table:table-cell table:style-name="Tabla1.A2" office:value-type="string">
            <text:p text:style-name="P2">Su superior es</text:p>
          </table:table-cell>
          <table:table-cell table:style-name="Tabla1.B2" office:value-type="string">
            <text:p text:style-name="P2"/>
          </table:table-cell>
        </table:table-row>
        <table:table-row table:style-name="TableLine94366803131568">
          <table:table-cell table:style-name="Tabla1.A2" office:value-type="string">
            <text:p text:style-name="P2">Metas u objetivos</text:p>
          </table:table-cell>
          <table:table-cell table:style-name="Tabla1.B2" office:value-type="string">
            <text:p text:style-name="P3">Introducir demandas para poder llevar a termino una demanda</text:p>
          </table:table-cell>
        </table:table-row>
        <table:table-row table:style-name="TableLine94366803131568">
          <table:table-cell table:style-name="Tabla1.A2" office:value-type="string">
            <text:p text:style-name="P2">Obtener información</text:p>
          </table:table-cell>
          <table:table-cell table:style-name="Tabla1.B2" office:value-type="string">
            <text:p text:style-name="P2">Fuentes abiertas (redes sociales, <text:s/>documentos públicos etc.)</text:p>
          </table:table-cell>
        </table:table-row>
        <table:table-row table:style-name="TableLine94366803131568">
          <table:table-cell table:style-name="Tabla1.A2" office:value-type="string">
            <text:p text:style-name="P2">Dificultades principales</text:p>
          </table:table-cell>
          <table:table-cell table:style-name="Tabla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9:33:20.087292273</meta:creation-date>
    <dc:date>2022-02-28T09:48:38.996851189</dc:date>
    <meta:editing-duration>PT15M19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20" meta:word-count="62" meta:character-count="436" meta:non-whitespace-character-count="392"/>
  </office:meta>
</office:document-meta>
</file>